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yXMatchersAcceptNullsTest.shouldNotAcceptNullInAllAnyPrimitiveWrapper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nyXMatchersAcceptNulls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yXMatchersAcceptNullsTest.shouldAcceptNullsInAny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